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co1" style:family="table-column">
      <style:table-column-properties style:column-width="1.691cm" style:use-optimal-column-width="false"/>
    </style:style>
    <style:style style:name="co2" style:family="table-column">
      <style:table-column-properties style:column-width="4.189cm" style:use-optimal-column-width="false"/>
    </style:style>
    <style:style style:name="co3" style:family="table-column">
      <style:table-column-properties style:column-width="9.444cm" style:use-optimal-column-width="false"/>
    </style:style>
    <style:style style:name="co4" style:family="table-column">
      <style:table-column-properties style:column-width="3.476cm" style:use-optimal-column-width="false"/>
    </style:style>
    <style:style style:name="ro1" style:family="table-row">
      <style:table-row-properties style:row-height="1.035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ce2" style:family="table-cell">
      <style:text-properties fo:font-size="11pt" style:font-size-asian="11pt" style:font-size-complex="11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1pt" fo:text-shadow="none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uHinhSP-Edit" draw:style-name="dp1" draw:master-page-name="Default">
        <draw:frame draw:style-name="gr1" draw:text-style-name="P1" draw:layer="layout" svg:width="8.5cm" svg:height="1cm" svg:x="7cm" svg:y="1cm">
          <draw:text-box>
            <text:p>Nguyên lý tính giá</text:p>
          </draw:text-box>
        </draw:frame>
        <draw:frame draw:style-name="gr2" draw:text-style-name="P2" draw:layer="layout" svg:width="8.5cm" svg:height="2cm" svg:x="1.5cm" svg:y="2.5cm">
          <draw:text-box>
            <text:p><text:span text:style-name="T1">1). Tính giá In</text:span></text:p>
            <text:p><text:span text:style-name="T2">Tính theo bảng giá in nhanh, nếu vượt quá bảng giá sẽ tính theo giá máy</text:span></text:p>
          </draw:text-box>
        </draw:frame>
        <draw:frame draw:style-name="gr2" draw:text-style-name="P2" draw:layer="layout" svg:width="8.5cm" svg:height="2cm" svg:x="1.5cm" svg:y="5cm">
          <draw:text-box>
            <text:p><text:span text:style-name="T1">1). Thành phẩm cán phủ</text:span></text:p>
            <text:p><text:span text:style-name="T2">Tính theo dạng máy + nguyên vật liệu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cm" svg:height="1cm" svg:x="7cm" svg:y="1cm">
          <draw:text-box>
            <text:p>Cần cải tiến thêm</text:p>
          </draw:text-box>
        </draw:frame>
        <draw:frame draw:style-name="standard" draw:layer="layout" svg:width="18.799cm" svg:height="11.034cm" svg:x="0.906cm" svg:y="2.6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3">STT</text:span></text:p>
              </table:table-cell>
              <table:table-cell>
                <text:p text:style-name="P3"><text:span text:style-name="T3">Tên</text:span></text:p>
              </table:table-cell>
              <table:table-cell>
                <text:p text:style-name="P3"><text:span text:style-name="T3">Chi tiết</text:span></text:p>
              </table:table-cell>
              <table:table-cell>
                <text:p text:style-name="P3"><text:span text:style-name="T3">Tình trạng</text:span></text:p>
              </table:table-cell>
            </table:table-row>
            <table:table-row table:style-name="ro2" table:default-cell-style-name="ce2">
              <table:table-cell>
                <text:p><text:span text:style-name="T4">1</text:span></text:p>
              </table:table-cell>
              <table:table-cell>
                <text:p><text:span text:style-name="T4">Sửa lại cán nhũ vi tính</text:span></text:p>
              </table:table-cell>
              <table:table-cell>
                <text:p><text:span text:style-name="T4">Dùng nguyên lý cán màng nhiệt + lựa chọn các loại màng cần thiế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4">2</text:span></text:p>
              </table:table-cell>
              <table:table-cell>
                <text:p><text:span text:style-name="T4">Sửa tính giá tiêu đề có tên KH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3</text:span></text:p>
              </table:table-cell>
              <table:table-cell>
                <text:p><text:span text:style-name="T4">Thêm tính thẻ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<text:span text:style-name="T4">4</text:span></text:p>
              </table:table-cell>
              <table:table-cell>
                <text:p><text:span text:style-name="T4">Thêm thành phẩm ép nhựa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4">5</text:p>
              </table:table-cell>
              <table:table-cell>
                <text:p text:style-name="P4">Chi phí trước in</text:p>
              </table:table-cell>
              <table:table-cell>
                <text:p text:style-name="P4">Giá theo giờ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3" draw:text-style-name="P3" draw:layer="layout" svg:width="3cm" svg:height="1.5cm" svg:x="2cm" svg:y="1.5cm">
          <text:p text:style-name="P3">Yêu cầu tính g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1cm" svg:height="2.5cm" svg:x="2.5cm" svg:y="6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cm" svg:height="2.5cm" svg:x="2.5cm" svg:y="11.502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cm" svg:y1="9.002cm" svg:x2="3cm" svg:y2="11.502cm" draw:start-shape="id1" draw:start-glue-point="2" draw:end-shape="id2" draw:end-glue-point="0" svg:d="M3000 9002v2500" svg:viewBox="0 0 1 2501">
          <text:p/>
        </draw:connector>
        <draw:frame draw:style-name="gr1" draw:text-style-name="P1" draw:layer="layout" svg:width="8.5cm" svg:height="1cm" svg:x="7cm" svg:y="1.002cm">
          <draw:text-box>
            <text:p>Edit Cấu hình S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31S</meta:editing-duration>
    <meta:editing-cycles>7</meta:editing-cycles>
    <meta:generator>LibreOffice/5.2.7.2$Windows_x86 LibreOffice_project/2b7f1e640c46ceb28adf43ee075a6e8b8439ed10</meta:generator>
    <dc:date>2017-06-30T13:05:55.854000000</dc:date>
    <meta:document-statistic meta:object-count="10"/>
  </office:meta>
</office:document-meta>
</file>